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1a" officeooo:paragraph-rsid="0019261a"/>
    </style:style>
    <style:style style:name="P2" style:family="paragraph" style:parent-style-name="Standard" style:list-style-name="L1">
      <style:text-properties officeooo:rsid="0019261a" officeooo:paragraph-rsid="0019261a"/>
    </style:style>
    <style:style style:name="P3" style:family="paragraph" style:parent-style-name="Standard">
      <style:text-properties officeooo:rsid="0019261a" officeooo:paragraph-rsid="0019261a"/>
    </style:style>
    <style:style style:name="P4" style:family="paragraph" style:parent-style-name="Standard">
      <style:text-properties officeooo:rsid="001c6c23" officeooo:paragraph-rsid="001c6c23"/>
    </style:style>
    <style:style style:name="P5" style:family="paragraph" style:parent-style-name="Standard" style:list-style-name="L2">
      <style:text-properties officeooo:rsid="001c6c23" officeooo:paragraph-rsid="001c6c23"/>
    </style:style>
    <style:style style:name="P6" style:family="paragraph" style:parent-style-name="Standard">
      <style:text-properties officeooo:rsid="001ce245" officeooo:paragraph-rsid="001ce2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02179989" text:style-name="L1">
        <text:list-header>
          <text:p text:style-name="P2"><text:bookmark-start text:name="__DdeLink__52_2253339811"/>WORLDS</text:p>
        </text:list-header>
        <text:list-item>
          <text:p text:style-name="P2">ARGENTINA</text:p>
        </text:list-item>
        <text:list-item>
          <text:p text:style-name="P2">COLOMBIA</text:p>
        </text:list-item>
        <text:list-item>
          <text:p text:style-name="P2">BRAZIL</text:p>
        </text:list-item>
        <text:list-item>
          <text:p text:style-name="P2">MEXICO</text:p>
        </text:list-item>
        <text:list-item>
          <text:p text:style-name="P2">USA</text:p>
        </text:list-item>
        <text:list-item>
          <text:p text:style-name="P2">EUROPA</text:p>
        </text:list-item>
        <text:list-item>
          <text:p text:style-name="P2">RUSSIA</text:p>
        </text:list-item>
        <text:list-item>
          <text:p text:style-name="P2">CHINA</text:p>
        </text:list-item>
        <text:list-item>
          <text:p text:style-name="P2">JAPAN</text:p>
        </text:list-item>
        <text:list-item>
          <text:p text:style-name="P2">AFRICA</text:p>
        </text:list-item>
        <text:list-item>
          <text:p text:style-name="P2">ARABIA</text:p>
        </text:list-item>
        <text:list-item>
          <text:p text:style-name="P2">INDIA</text:p>
        </text:list-item>
        <text:list-item>
          <text:p text:style-name="P2">MALAY</text:p>
        </text:list-item>
      </text:list>
      <text:p text:style-name="P1"/>
      <text:p text:style-name="P1"><text:tab/>LEVELS</text:p>
      <text:list xml:id="list222355147016343" text:continue-list="list902179989" text:style-name="L1">
        <text:list-item text:start-value="1">
          <text:p text:style-name="P2">Intro tutorial level</text:p>
        </text:list-item>
        <text:list-item>
          <text:p text:style-name="P2">Call of Adventure (Story) / Goal set</text:p>
        </text:list-item>
        <text:list-item>
          <text:p text:style-name="P2">Earth</text:p>
        </text:list-item>
        <text:list-item>
          <text:p text:style-name="P2">Ground</text:p>
        </text:list-item>
        <text:list-item>
          <text:p text:style-name="P2">Air</text:p>
        </text:list-item>
        <text:list-item>
          <text:p text:style-name="P2">Water</text:p>
        </text:list-item>
        <text:list-item>
          <text:p text:style-name="P2">Sky</text:p>
        </text:list-item>
        <text:list-item>
          <text:p text:style-name="P2">Forest</text:p>
        </text:list-item>
        <text:list-item>
          <text:p text:style-name="P2">Metal</text:p>
        </text:list-item>
        <text:list-item>
          <text:p text:style-name="P2">Night<text:bookmark-end text:name="__DdeLink__52_2253339811"/></text:p>
        </text:list-item>
      </text:list>
      <text:p text:style-name="P1"/>
      <text:p text:style-name="P4"><text:bookmark-start text:name="__DdeLink__55_3894714590"/>Story is:</text:p>
      <text:list xml:id="list4122316653" text:style-name="L2">
        <text:list-item>
          <text:p text:style-name="P5">Intro tutorial level</text:p>
        </text:list-item>
        <text:list-item>
          <text:p text:style-name="P5">Call of adventure, help a villager, go to main village, after helping a peasant kid who randomly spawn in a diferent position on the intro tutorial level.</text:p>
        </text:list-item>
        <text:list-item>
          <text:p text:style-name="P5">Then go to earth, which is a rocky part.</text:p>
        </text:list-item>
        <text:list-item>
          <text:p text:style-name="P5">Climb the mountain towards the Air mountain level to meet the land sage.</text:p>
        </text:list-item>
        <text:list-item>
          <text:p text:style-name="P5">He tells you to go underwater to get an ancient plant on a sunk treasure.</text:p>
        </text:list-item>
        <text:list-item>
          <text:p text:style-name="P5">Later you need to go to the witch on the forest who’ll use that plant to get the magic beans.</text:p>
        </text:list-item>
        <text:list-item>
          <text:p text:style-name="P5">Sky is the sky treasure, you need one of those magic beans that grow to the sky to climb.</text:p>
        </text:list-item>
        <text:list-item>
          <text:p text:style-name="P5">You go to the metal king dungeon to get the metal weapon to kill the night monsters.</text:p>
        </text:list-item>
        <text:list-item>
          <text:p text:style-name="P5">Night is the end level part with dangerous foes.<text:bookmark-end text:name="__DdeLink__55_3894714590"/></text:p>
        </text:list-item>
      </text:list>
      <text:p text:style-name="P4"/>
      <text:p text:style-name="P6">WORLDS PROGRESSION:</text:p>
      <text:p text:style-name="P6">(needs development but works like megama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20:56:52.164037852</meta:creation-date>
    <dc:date>2019-08-10T22:23:54.626747044</dc:date>
    <meta:editing-duration>PT56M41S</meta:editing-duration>
    <meta:editing-cycles>4</meta:editing-cycles>
    <meta:generator>LibreOffice/6.2.5.2$Linux_X86_64 LibreOffice_project/20$Build-2</meta:generator>
    <meta:document-statistic meta:table-count="0" meta:image-count="0" meta:object-count="0" meta:page-count="1" meta:paragraph-count="37" meta:word-count="207" meta:character-count="995" meta:non-whitespace-character-count="856"/>
  </office:meta>
</office:document-meta>
</file>